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E" table:style-name="ta1">
        <table:shapes>
          <draw:frame draw:z-index="0" draw:style-name="gr1" draw:text-style-name="P1" svg:width="159.99mm" svg:height="89.99mm" svg:x="44.47mm" svg:y="1mm">
            <loext:p draw:notify-on-update-of-ranges="dataE.A1:dataE.A1 dataE.A2:dataE.A115 dataE.B1:dataE.B1 dataE.B2:dataE.B1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Empty</text:p>
          </table:table-cell>
          <table:table-cell office:value-type="string" calcext:value-type="string">
            <text:p>Runtime (s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323358" calcext:value-type="float">
            <text:p>3.23358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358333" calcext:value-type="float">
            <text:p>0.000358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211111" calcext:value-type="float">
            <text:p>0.0002111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129956" calcext:value-type="float">
            <text:p>1.29956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491323" calcext:value-type="float">
            <text:p>4.91323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598604" calcext:value-type="float">
            <text:p>5.98604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875192" calcext:value-type="float">
            <text:p>8.75192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476447" calcext:value-type="float">
            <text:p>4.76447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319743" calcext:value-type="float">
            <text:p>3.19743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932" calcext:value-type="float">
            <text:p>0.0001009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181794" calcext:value-type="float">
            <text:p>1.81794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27381" calcext:value-type="float">
            <text:p>0.00012738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297366" calcext:value-type="float">
            <text:p>2.97366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689419" calcext:value-type="float">
            <text:p>6.89419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957924" calcext:value-type="float">
            <text:p>0.0009579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292557" calcext:value-type="float">
            <text:p>2.92557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0151386" calcext:value-type="float">
            <text:p>1.51386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0133942" calcext:value-type="float">
            <text:p>0.0001339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806647" calcext:value-type="float">
            <text:p>0.0008066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187412" calcext:value-type="float">
            <text:p>1.87412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545685" calcext:value-type="float">
            <text:p>5.45685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452385" calcext:value-type="float">
            <text:p>0.0004523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155548" calcext:value-type="float">
            <text:p>0.0001555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458091" calcext:value-type="float">
            <text:p>4.58091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163495" calcext:value-type="float">
            <text:p>0.0001634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04293" calcext:value-type="float">
            <text:p>0.002042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57349" calcext:value-type="float">
            <text:p>0.00257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276203" calcext:value-type="float">
            <text:p>0.0002762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346711" calcext:value-type="float">
            <text:p>3.46711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114085" calcext:value-type="float">
            <text:p>0.0001140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709535" calcext:value-type="float">
            <text:p>0.0007095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362202" calcext:value-type="float">
            <text:p>0.0003622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853576" calcext:value-type="float">
            <text:p>0.0008535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488567" calcext:value-type="float">
            <text:p>4.88567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12168" calcext:value-type="float">
            <text:p>0.003121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373142" calcext:value-type="float">
            <text:p>0.0003731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89032" calcext:value-type="float">
            <text:p>0.002890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483319" calcext:value-type="float">
            <text:p>0.004833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137848" calcext:value-type="float">
            <text:p>0.001378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200547" calcext:value-type="float">
            <text:p>0.0002005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43558" calcext:value-type="float">
            <text:p>0.002435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194635" calcext:value-type="float">
            <text:p>0.0001946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618255" calcext:value-type="float">
            <text:p>0.0006182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299823" calcext:value-type="float">
            <text:p>2.99823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327483" calcext:value-type="float">
            <text:p>0.003274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922965" calcext:value-type="float">
            <text:p>0.0009229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434385" calcext:value-type="float">
            <text:p>0.0004343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260663" calcext:value-type="float">
            <text:p>0.0002606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04065" calcext:value-type="float">
            <text:p>0.001040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107524" calcext:value-type="float">
            <text:p>0.001075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522967" calcext:value-type="float">
            <text:p>0.0005229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414583" calcext:value-type="float">
            <text:p>0.04145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172111" calcext:value-type="float">
            <text:p>0.0001721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817219" calcext:value-type="float">
            <text:p>0.008172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306181" calcext:value-type="float">
            <text:p>0.003061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224308" calcext:value-type="float">
            <text:p>0.002243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891197" calcext:value-type="float">
            <text:p>0.008911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349888" calcext:value-type="float">
            <text:p>0.003498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36678" calcext:value-type="float">
            <text:p>0.00366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404931" calcext:value-type="float">
            <text:p>0.0004049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595372" calcext:value-type="float">
            <text:p>0.005953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58645" calcext:value-type="float">
            <text:p>0.02586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105641" calcext:value-type="float">
            <text:p>0.001056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06661" calcext:value-type="float">
            <text:p>0.02066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359808" calcext:value-type="float">
            <text:p>0.003598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27256" calcext:value-type="float">
            <text:p>0.1272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927713" calcext:value-type="float">
            <text:p>0.009277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68472" calcext:value-type="float">
            <text:p>0.01684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584591" calcext:value-type="float">
            <text:p>0.005845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03027" calcext:value-type="float">
            <text:p>0.002030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17857" calcext:value-type="float">
            <text:p>0.00178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37374" calcext:value-type="float">
            <text:p>0.002373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705064" calcext:value-type="float">
            <text:p>0.0007050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832824" calcext:value-type="float">
            <text:p>0.008328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07985" calcext:value-type="float">
            <text:p>0.8079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921672" calcext:value-type="float">
            <text:p>0.09216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3683" calcext:value-type="float">
            <text:p>0.1236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20208" calcext:value-type="float">
            <text:p>0.01202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139097" calcext:value-type="float">
            <text:p>0.001390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60198" calcext:value-type="float">
            <text:p>0.03601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534361" calcext:value-type="float">
            <text:p>0.005343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260185" calcext:value-type="float">
            <text:p>0.002601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55049" calcext:value-type="float">
            <text:p>0.01550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376997" calcext:value-type="float">
            <text:p>0.003769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28953" calcext:value-type="float">
            <text:p>0.2289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61606" calcext:value-type="float">
            <text:p>0.1616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46232" calcext:value-type="float">
            <text:p>0.02462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16217" calcext:value-type="float">
            <text:p>0.002162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451258" calcext:value-type="float">
            <text:p>0.004512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531666" calcext:value-type="float">
            <text:p>0.005316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27316" calcext:value-type="float">
            <text:p>1.273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79489" calcext:value-type="float">
            <text:p>0.05794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98561" calcext:value-type="float">
            <text:p>0.3985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799503" calcext:value-type="float">
            <text:p>0.07995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16249" calcext:value-type="float">
            <text:p>0.2162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59327" calcext:value-type="float">
            <text:p>0.01593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69546" calcext:value-type="float">
            <text:p>0.04695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554623" calcext:value-type="float">
            <text:p>0.05546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53781" calcext:value-type="float">
            <text:p>2.537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07092" calcext:value-type="float">
            <text:p>0.01070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840332" calcext:value-type="float">
            <text:p>0.08403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66702" calcext:value-type="float">
            <text:p>7.667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567543" calcext:value-type="float">
            <text:p>0.05675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16804" calcext:value-type="float">
            <text:p>1.168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86888" calcext:value-type="float">
            <text:p>8.868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19585" calcext:value-type="float">
            <text:p>0.1195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37195" calcext:value-type="float">
            <text:p>0.2371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3084" calcext:value-type="float">
            <text:p>0.130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99383" calcext:value-type="float">
            <text:p>2.993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63924" calcext:value-type="float">
            <text:p>2.639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80085" calcext:value-type="float">
            <text:p>7.800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69412" calcext:value-type="float">
            <text:p>2.694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57633" calcext:value-type="float">
            <text:p>1.576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61418" calcext:value-type="float">
            <text:p>6.61418</text:p>
          </table:table-cell>
        </table:table-row>
      </table:table>
      <table:named-expressions/>
      <table:database-ranges>
        <table:database-range table:name="__Anonymous_Sheet_DB__0" table:target-range-address="dataE.A1:dataE.B1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9T22:32:46.683235664</dc:date>
    <meta:editing-duration>PT3M40S</meta:editing-duration>
    <meta:editing-cycles>1</meta:editing-cycles>
    <meta:document-statistic meta:table-count="1" meta:cell-count="23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18cm" svg:y="0.316cm" chart:style-name="ch2">
          <text:p>Empty cells vs Runtime (s)</text:p>
        </chart:title>
        <chart:plot-area chart:style-name="ch3" table:cell-range-address="dataE.A1:dataE.B115" chart:data-source-has-labels="both" svg:x="1.331cm" svg:y="1.275cm" svg:width="14.349cm" svg:height="6.564cm">
          <chartooo:coordinate-region svg:x="1.767cm" svg:y="1.474cm" svg:width="13.541cm" svg:height="5.718cm"/>
          <chart:axis chart:dimension="x" chart:name="primary-x" chart:style-name="ch4" chartooo:axis-type="auto">
            <chart:title svg:x="7.628cm" svg:y="8.019cm" chart:style-name="ch5">
              <text:p>Empty cells</text:p>
            </chart:title>
            <chart:categories table:cell-range-address="dataE.A2:dataE.A115"/>
          </chart:axis>
          <chart:axis chart:dimension="y" chart:name="primary-y" chart:style-name="ch4">
            <chart:title svg:x="0.451cm" svg:y="5.448cm" chart:style-name="ch6">
              <text:p>Runtime (s)</text:p>
            </chart:title>
            <chart:grid chart:style-name="ch7" chart:class="major"/>
          </chart:axis>
          <chart:series chart:style-name="ch8" chart:values-cell-range-address="dataE.B2:dataE.B115" chart:label-cell-address="dataE.B1:dataE.B1" chart:class="chart:scatter">
            <chart:domain table:cell-range-address="dataE.A2:dataE.A115"/>
            <chart:data-point chart:repeated="1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(s)</text:p>
                <draw:g>
                  <svg:desc>dataE.B1:dataE.B1</svg:desc>
                </draw:g>
              </table:table-cell>
            </table:table-row>
          </table:table-header-rows>
          <table:table-rows>
            <table:table-row>
              <table:table-cell office:value-type="float" office:value="46">
                <text:p>46</text:p>
                <draw:g>
                  <svg:desc>dataE.A2:dataE.A115</svg:desc>
                </draw:g>
              </table:table-cell>
              <table:table-cell office:value-type="float" office:value="0.0000323358">
                <text:p>0.0000323358</text:p>
                <draw:g>
                  <svg:desc>dataE.B2:dataE.B115</svg:desc>
                </draw:g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358333">
                <text:p>0.0003583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211111">
                <text:p>0.0002111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129956">
                <text:p>0.000012995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491323">
                <text:p>0.000049132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598604">
                <text:p>0.00005986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875192">
                <text:p>0.000087519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476447">
                <text:p>0.000047644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319743">
                <text:p>0.000031974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100932">
                <text:p>0.0001009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181794">
                <text:p>0.00001817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127381">
                <text:p>0.00012738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297366">
                <text:p>0.000029736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689419">
                <text:p>0.000068941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957924">
                <text:p>0.0009579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292557">
                <text:p>0.000029255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151386">
                <text:p>0.000015138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133942">
                <text:p>0.00013394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806647">
                <text:p>0.00080664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187412">
                <text:p>0.00001874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545685">
                <text:p>0.000054568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452385">
                <text:p>0.00045238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155548">
                <text:p>0.0001555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458091">
                <text:p>0.00004580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163495">
                <text:p>0.0001634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04293">
                <text:p>0.002042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257349">
                <text:p>0.002573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276203">
                <text:p>0.0002762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346711">
                <text:p>0.00003467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114085">
                <text:p>0.00011408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709535">
                <text:p>0.00070953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362202">
                <text:p>0.00036220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853576">
                <text:p>0.00085357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488567">
                <text:p>0.000048856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312168">
                <text:p>0.0031216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373142">
                <text:p>0.00037314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89032">
                <text:p>0.0028903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483319">
                <text:p>0.0048331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137848">
                <text:p>0.0013784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200547">
                <text:p>0.00020054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43558">
                <text:p>0.0024355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194635">
                <text:p>0.00019463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618255">
                <text:p>0.00061825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299823">
                <text:p>0.000029982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27483">
                <text:p>0.0032748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922965">
                <text:p>0.0009229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434385">
                <text:p>0.00043438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260663">
                <text:p>0.00026066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104065">
                <text:p>0.0010406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107524">
                <text:p>0.001075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522967">
                <text:p>0.0005229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414583">
                <text:p>0.041458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172111">
                <text:p>0.00017211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817219">
                <text:p>0.008172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06181">
                <text:p>0.0030618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224308">
                <text:p>0.0022430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891197">
                <text:p>0.0089119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49888">
                <text:p>0.0034988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36678">
                <text:p>0.003667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404931">
                <text:p>0.00040493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595372">
                <text:p>0.005953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258645">
                <text:p>0.025864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105641">
                <text:p>0.0010564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206661">
                <text:p>0.02066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359808">
                <text:p>0.0035980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127256">
                <text:p>0.12725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927713">
                <text:p>0.0092771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168472">
                <text:p>0.016847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584591">
                <text:p>0.0058459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203027">
                <text:p>0.0020302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17857">
                <text:p>0.00178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237374">
                <text:p>0.0023737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705064">
                <text:p>0.00070506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832824">
                <text:p>0.0083282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807985">
                <text:p>0.80798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921672">
                <text:p>0.092167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123683">
                <text:p>0.12368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20208">
                <text:p>0.012020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139097">
                <text:p>0.0013909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360198">
                <text:p>0.036019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534361">
                <text:p>0.0053436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260185">
                <text:p>0.0026018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155049">
                <text:p>0.015504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376997">
                <text:p>0.003769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28953">
                <text:p>0.2289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61606">
                <text:p>0.16160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246232">
                <text:p>0.02462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216217">
                <text:p>0.002162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451258">
                <text:p>0.004512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531666">
                <text:p>0.0053166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.27316">
                <text:p>1.2731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579489">
                <text:p>0.057948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98561">
                <text:p>0.39856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799503">
                <text:p>0.079950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216249">
                <text:p>0.21624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159327">
                <text:p>0.015932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469546">
                <text:p>0.046954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554623">
                <text:p>0.055462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.53781">
                <text:p>2.5378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107092">
                <text:p>0.010709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840332">
                <text:p>0.084033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.66702">
                <text:p>7.6670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567543">
                <text:p>0.056754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.16804">
                <text:p>1.1680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.86888">
                <text:p>8.8688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19585">
                <text:p>0.11958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37195">
                <text:p>0.23719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13084">
                <text:p>0.130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99383">
                <text:p>2.993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3924">
                <text:p>2.639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.80085">
                <text:p>7.800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69412">
                <text:p>2.694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57633">
                <text:p>1.576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.61418">
                <text:p>6.614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